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7000006945D39EADF.jpg" manifest:media-type="image/jpeg"/>
  <manifest:file-entry manifest:full-path="Pictures/10000000000004A7000006945A7D8561.jpg" manifest:media-type="image/jpeg"/>
  <manifest:file-entry manifest:full-path="Pictures/10000000000004A70000069441220889.jpg" manifest:media-type="image/jpeg"/>
  <manifest:file-entry manifest:full-path="Pictures/10000000000004A700000694B1B7450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Arial1" fo:font-size="18pt" fo:language="ru" fo:country="RU" officeooo:paragraph-rsid="00085e62" style:font-size-asian="18pt" style:font-name-complex="Times New Roman" style:font-size-complex="18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Arial1" fo:font-size="18pt" fo:language="ru" fo:country="RU" officeooo:paragraph-rsid="000c7ced" style:font-size-asian="18pt" style:font-name-complex="Times New Roman" style:font-size-complex="18pt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Arial1" fo:font-size="18pt" fo:language="ru" fo:country="RU" officeooo:paragraph-rsid="000c7ced" style:font-size-asian="18pt" style:font-name-complex="Times New Roman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8pt" fo:language="ru" fo:country="RU" fo:font-weight="bold" officeooo:paragraph-rsid="000c7ced" style:font-size-asian="18pt" style:font-weight-asian="bold" style:font-name-complex="Times New Roman" style:font-size-complex="18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Arial1" fo:font-size="14pt" fo:language="ru" fo:country="RU" fo:font-weight="normal" officeooo:rsid="00088b70" officeooo:paragraph-rsid="000a62ce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1" fo:font-size="18pt" officeooo:paragraph-rsid="00088b70" style:font-size-asian="18pt" style:font-size-complex="18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1" fo:font-size="18pt" officeooo:paragraph-rsid="000d37c6" style:font-size-asian="18pt" style:font-size-complex="18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e9a0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ee9a0"/>
    </style:style>
    <style:style style:name="T1" style:family="text">
      <style:text-properties fo:language="fr" fo:country="FR" officeooo:rsid="000a2e87"/>
    </style:style>
    <style:style style:name="T2" style:family="text">
      <style:text-properties fo:language="fr" fo:country="FR" officeooo:rsid="000b0b2a"/>
    </style:style>
    <style:style style:name="T3" style:family="text">
      <style:text-properties style:use-window-font-color="true" loext:opacity="0%" style:font-name-asian="Calibri" style:language-asian="zh" style:country-asian="CN" style:language-complex="ar" style:country-complex="SA"/>
    </style:style>
    <style:style style:name="T4" style:family="text">
      <style:text-properties style:font-name-asian="Times New Roman"/>
    </style:style>
    <style:style style:name="T5" style:family="text">
      <style:text-properties style:font-name="Arial1" fo:font-size="21pt" fo:language="fr" fo:country="FR" fo:font-weight="normal" officeooo:rsid="000b1644" style:font-size-asian="21pt" style:font-weight-asian="normal" style:font-name-complex="Times New Roman" style:font-size-complex="21pt" style:font-weight-complex="normal"/>
    </style:style>
    <style:style style:name="T6" style:family="text">
      <style:text-properties style:font-name="Arial1" fo:font-size="21pt" fo:language="fr" fo:country="FR" fo:font-weight="normal" officeooo:rsid="000a2e87" style:font-size-asian="21pt" style:font-weight-asian="normal" style:font-name-complex="Times New Roman" style:font-size-complex="21pt" style:font-weight-complex="normal"/>
    </style:style>
    <style:style style:name="T7" style:family="text">
      <style:text-properties style:font-name="Arial1" fo:font-size="21pt" fo:language="fr" fo:country="FR" fo:font-weight="normal" officeooo:rsid="000b0b2a" style:font-size-asian="21pt" style:font-weight-asian="normal" style:font-name-complex="Times New Roman" style:font-size-complex="21pt" style:font-weight-complex="normal"/>
    </style:style>
    <style:style style:name="T8" style:family="text">
      <style:text-properties style:font-name="Arial1" fo:font-size="21pt" fo:language="ru" fo:country="RU" fo:font-weight="normal" officeooo:rsid="000b1644" style:font-size-asian="21pt" style:font-weight-asian="normal" style:font-name-complex="Times New Roman" style:font-size-complex="21pt" style:font-weight-complex="normal"/>
    </style:style>
    <style:style style:name="T9" style:family="text">
      <style:text-properties style:font-name="Arial1" fo:font-size="21pt" fo:language="ru" fo:country="RU" fo:font-weight="normal" officeooo:rsid="002a4d81" style:font-size-asian="21pt" style:font-weight-asian="normal" style:font-name-complex="Times New Roman" style:font-size-complex="2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.547cm, 0cm)" draw:luminance="0%" draw:contrast="0%" draw:red="0%" draw:green="0%" draw:blue="0%" draw:gamma="100%" draw:color-inversion="false" draw:image-opacity="100%" draw:color-mode="standard" loext:rel-height-rel="pag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.52cm, 0cm)" draw:luminance="0%" draw:contrast="0%" draw:red="0%" draw:green="0%" draw:blue="0%" draw:gamma="100%" draw:color-inversion="false" draw:image-opacity="100%" draw:color-mode="standard" loext:rel-height-rel="pag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.388cm, 0cm)" draw:luminance="0%" draw:contrast="0%" draw:red="0%" draw:green="0%" draw:blue="0%" draw:gamma="100%" draw:color-inversion="false" draw:image-opacity="100%" draw:color-mode="standard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draw:frame draw:style-name="fr4" draw:name="Image1" text:anchor-type="as-char" svg:width="20.87cm" svg:height="29.7cm" style:rel-height="100%" draw:z-index="0"><draw:image xlink:href="Pictures/10000000000004A7000006945D39EADF.jpg" xlink:type="simple" xlink:show="embed" xlink:actuate="onLoad" draw:mime-type="image/jpeg"/></draw:frame></text:span></text:p>
      <text:p text:style-name="P7"><text:soft-page-break/><draw:frame draw:style-name="fr3" draw:name="Image2" text:anchor-type="as-char" svg:width="20.87cm" svg:height="29.7cm" style:rel-height="100%" draw:z-index="1"><draw:image xlink:href="Pictures/10000000000004A7000006945A7D8561.jpg" xlink:type="simple" xlink:show="embed" xlink:actuate="onLoad" draw:mime-type="image/jpeg"/></draw:frame></text:p>
      <text:p text:style-name="P9"><text:a xlink:type="simple" xlink:href="https://./dragons_r.pdf" text:style-name="Internet_20_link" text:visited-style-name="Visited_20_Internet_20_Link"><text:soft-page-break/></text:a><text:span text:style-name="T5"><draw:frame draw:style-name="fr2" draw:name="Image3" text:anchor-type="as-char" svg:width="20.87cm" svg:height="29.7cm" style:rel-height="100%" draw:z-index="2"><draw:image xlink:href="Pictures/10000000000004A70000069441220889.jpg" xlink:type="simple" xlink:show="embed" xlink:actuate="onLoad" draw:mime-type="image/jpeg"/></draw:frame></text:span></text:p>
      <text:p text:style-name="P8"><text:a xlink:type="simple" xlink:href="https://./dragons_r.pdf" text:style-name="Internet_20_link" text:visited-style-name="Visited_20_Internet_20_Link"><text:soft-page-break/></text:a><text:span text:style-name="T5"><draw:frame draw:style-name="fr1" draw:name="Image4" text:anchor-type="as-char" svg:width="20.874cm" svg:height="27.4cm" draw:z-index="3"><draw:image xlink:href="Pictures/10000000000004A700000694B1B74503.jpg" xlink:type="simple" xlink:show="embed" xlink:actuate="onLoad" draw:mime-type="image/jpeg"/></draw:frame></text:span></text:p>
      <text:p text:style-name="P8"><text:a xlink:type="simple" xlink:href="https://./dragons_r.pdf" text:style-name="Internet_20_link" text:visited-style-name="Visited_20_Internet_20_Link"><text:span text:style-name="T5"/></text:a></text:p>
      <text:p text:style-name="P8"><text:a xlink:type="simple" xlink:href="https://./rainbow_r.pdf" text:style-name="Internet_20_link" text:visited-style-name="Visited_20_Internet_20_Link"><text:span text:style-name="T5">Сл</text:span><text:span text:style-name="T8">едующая сказка</text:span></text:a><text:span text:style-name="T8">. <text:s/></text:span><text:a xlink:type="simple" xlink:href="https://./scitales_r.pdf" text:style-name="Internet_20_link" text:visited-style-name="Visited_20_Internet_20_Link"><text:span text:style-name="T9">Оглавление</text:span></text:a><text:span text:style-name="T9">. Обратная связь</text:span><text:span text:style-name="T6">: </text:span><text:span text:style-name="T7">@</text:span><text:span text:style-name="T6">Vosto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039cm" fo:margin-bottom="0.056cm" fo:margin-left="0.127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20:08:48.419000000</meta:creation-date>
    <dc:date>2025-02-12T11:55:10.984000000</dc:date>
    <meta:editing-duration>PT1H22M40S</meta:editing-duration>
    <meta:editing-cycles>13</meta:editing-cycles>
    <meta:generator>LibreOffice/24.2.3.2$Windows_X86_64 LibreOffice_project/433d9c2ded56988e8a90e6b2e771ee4e6a5ab2ba</meta:generator>
    <meta:print-date>2025-02-12T11:49:55.917000000</meta:print-date>
    <meta:printed-by>Fichiers PDF</meta:printed-by>
    <meta:document-statistic meta:table-count="0" meta:image-count="4" meta:object-count="0" meta:page-count="4" meta:paragraph-count="5" meta:word-count="11" meta:character-count="83" meta:non-whitespace-character-count="72"/>
  </office:meta>
</office:document-meta>
</file>